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fo:font-weight="bold" officeooo:rsid="00153084" officeooo:paragraph-rsid="00153084" style:font-weight-asian="bold" style:font-weight-complex="bold"/>
    </style:style>
    <style:style style:name="P2" style:family="paragraph" style:parent-style-name="Standard">
      <style:paragraph-properties fo:text-align="start" style:justify-single-word="false"/>
      <style:text-properties style:use-window-font-color="true" fo:font-weight="normal" officeooo:rsid="00153084" officeooo:paragraph-rsid="00153084" style:font-weight-asian="normal" style:font-weight-complex="normal"/>
    </style:style>
    <style:style style:name="P3" style:family="paragraph" style:parent-style-name="Standard">
      <style:paragraph-properties fo:text-align="start" style:justify-single-word="false"/>
      <style:text-properties style:use-window-font-color="true" fo:font-weight="normal" officeooo:rsid="00161052" officeooo:paragraph-rsid="00161052" style:font-weight-asian="normal" style:font-weight-complex="normal"/>
    </style:style>
    <style:style style:name="P4" style:family="paragraph" style:parent-style-name="Standard" style:list-style-name="L1">
      <style:paragraph-properties fo:text-align="start" style:justify-single-word="false"/>
      <style:text-properties style:use-window-font-color="true" fo:font-weight="bold" officeooo:rsid="00153084" officeooo:paragraph-rsid="00153084" style:font-weight-asian="bold" style:font-weight-complex="bold"/>
    </style:style>
    <style:style style:name="P5" style:family="paragraph" style:parent-style-name="Standard" style:list-style-name="L2">
      <style:paragraph-properties fo:text-align="start" style:justify-single-word="false"/>
      <style:text-properties style:use-window-font-color="true" fo:font-weight="bold" officeooo:rsid="00153084" officeooo:paragraph-rsid="00153084" style:font-weight-asian="bold" style:font-weight-complex="bold"/>
    </style:style>
    <style:style style:name="P6" style:family="paragraph" style:parent-style-name="Standard" style:list-style-name="L4">
      <style:paragraph-properties fo:text-align="start" style:justify-single-word="false"/>
      <style:text-properties style:use-window-font-color="true" fo:font-weight="bold" officeooo:rsid="00161052" officeooo:paragraph-rsid="00161052" style:font-weight-asian="bold" style:font-weight-complex="bold"/>
    </style:style>
    <style:style style:name="P7" style:family="paragraph" style:parent-style-name="Standard" style:list-style-name="L5">
      <style:paragraph-properties fo:text-align="start" style:justify-single-word="false"/>
      <style:text-properties style:use-window-font-color="true" fo:font-weight="bold" officeooo:rsid="0018b63f" officeooo:paragraph-rsid="0018b63f" style:font-weight-asian="bold" style:font-weight-complex="bold"/>
    </style:style>
    <style:style style:name="P8" style:family="paragraph" style:parent-style-name="Standard" style:list-style-name="L7">
      <style:paragraph-properties fo:text-align="start" style:justify-single-word="false"/>
      <style:text-properties style:use-window-font-color="true" fo:font-weight="bold" officeooo:rsid="0018b63f" officeooo:paragraph-rsid="001f567b" style:font-weight-asian="bold" style:font-weight-complex="bold"/>
    </style:style>
    <style:style style:name="P9" style:family="paragraph" style:parent-style-name="Standard">
      <style:paragraph-properties fo:text-align="start" style:justify-single-word="false"/>
      <style:text-properties style:use-window-font-color="true" fo:font-weight="bold" officeooo:rsid="0018b63f" officeooo:paragraph-rsid="0020aaef" style:font-weight-asian="bold" style:font-weight-complex="bold"/>
    </style:style>
    <style:style style:name="P10" style:family="paragraph" style:parent-style-name="Standard">
      <style:paragraph-properties fo:text-align="start" style:justify-single-word="false"/>
      <style:text-properties style:use-window-font-color="true" fo:font-weight="bold" officeooo:rsid="0018b63f" officeooo:paragraph-rsid="00222063" style:font-weight-asian="bold" style:font-weight-complex="bold"/>
    </style:style>
    <style:style style:name="P11" style:family="paragraph" style:parent-style-name="Standard" style:list-style-name="L6">
      <style:paragraph-properties fo:text-align="start" style:justify-single-word="false"/>
      <style:text-properties style:use-window-font-color="true" fo:font-weight="bold" officeooo:rsid="001f567b" officeooo:paragraph-rsid="001f567b" style:font-weight-asian="bold" style:font-weight-complex="bold"/>
    </style:style>
    <style:style style:name="P12" style:family="paragraph" style:parent-style-name="Standard" style:list-style-name="L1">
      <style:paragraph-properties fo:text-align="start" style:justify-single-word="false"/>
      <style:text-properties style:use-window-font-color="true" fo:font-weight="normal" officeooo:rsid="00153084" officeooo:paragraph-rsid="00153084" style:font-weight-asian="normal" style:font-weight-complex="normal"/>
    </style:style>
    <style:style style:name="P13" style:family="paragraph" style:parent-style-name="Standard" style:list-style-name="L2">
      <style:paragraph-properties fo:text-align="start" style:justify-single-word="false"/>
      <style:text-properties style:use-window-font-color="true" fo:font-weight="normal" officeooo:rsid="00153084" officeooo:paragraph-rsid="00153084" style:font-weight-asian="normal" style:font-weight-complex="normal"/>
    </style:style>
    <style:style style:name="P14" style:family="paragraph" style:parent-style-name="Standard" style:list-style-name="L3">
      <style:paragraph-properties fo:text-align="start" style:justify-single-word="false"/>
      <style:text-properties style:use-window-font-color="true" fo:font-weight="normal" officeooo:rsid="00161052" officeooo:paragraph-rsid="00161052" style:font-weight-asian="normal" style:font-weight-complex="normal"/>
    </style:style>
    <style:style style:name="P15" style:family="paragraph" style:parent-style-name="Standard" style:list-style-name="L4">
      <style:paragraph-properties fo:text-align="start" style:justify-single-word="false"/>
      <style:text-properties style:use-window-font-color="true" fo:font-weight="normal" officeooo:rsid="00161052" officeooo:paragraph-rsid="00161052" style:font-weight-asian="normal" style:font-weight-complex="normal"/>
    </style:style>
    <style:style style:name="P16" style:family="paragraph" style:parent-style-name="Standard" style:list-style-name="L5">
      <style:paragraph-properties fo:text-align="start" style:justify-single-word="false"/>
      <style:text-properties style:use-window-font-color="true" fo:font-weight="normal" officeooo:rsid="0018b63f" officeooo:paragraph-rsid="0018b63f" style:font-weight-asian="normal" style:font-weight-complex="normal"/>
    </style:style>
    <style:style style:name="P17" style:family="paragraph" style:parent-style-name="Standard" style:list-style-name="L5">
      <style:paragraph-properties fo:text-align="start" style:justify-single-word="false"/>
      <style:text-properties style:use-window-font-color="true" fo:font-weight="normal" officeooo:rsid="001dda0a" officeooo:paragraph-rsid="001dda0a" style:font-weight-asian="normal" style:font-weight-complex="normal"/>
    </style:style>
    <style:style style:name="P18" style:family="paragraph" style:parent-style-name="Standard" style:list-style-name="L3">
      <style:paragraph-properties fo:text-align="start" style:justify-single-word="false"/>
      <style:text-properties fo:font-weight="bold" officeooo:rsid="00161052" officeooo:paragraph-rsid="00161052" style:font-weight-asian="bold" style:font-weight-complex="bold"/>
    </style:style>
    <style:style style:name="P19" style:family="paragraph" style:parent-style-name="Standard" style:list-style-name="L8">
      <style:paragraph-properties fo:text-align="start" style:justify-single-word="false"/>
      <style:text-properties fo:font-weight="bold" officeooo:rsid="00233b7e" officeooo:paragraph-rsid="00233b7e" style:font-weight-asian="bold" style:font-weight-complex="bold"/>
    </style:style>
    <style:style style:name="P20" style:family="paragraph" style:parent-style-name="Standard">
      <style:paragraph-properties fo:text-align="start" style:justify-single-word="false"/>
      <style:text-properties officeooo:paragraph-rsid="0020aaef"/>
    </style:style>
    <style:style style:name="P21" style:family="paragraph" style:parent-style-name="Standard">
      <style:paragraph-properties fo:text-align="start" style:justify-single-word="false"/>
      <style:text-properties officeooo:paragraph-rsid="00222063"/>
    </style:style>
    <style:style style:name="P22" style:family="paragraph" style:parent-style-name="Standard" style:list-style-name="L8">
      <style:paragraph-properties fo:text-align="start" style:justify-single-word="false"/>
      <style:text-properties officeooo:paragraph-rsid="00249819"/>
    </style:style>
    <style:style style:name="P23" style:family="paragraph" style:parent-style-name="Standard" style:list-style-name="L10">
      <style:paragraph-properties fo:text-align="start" style:justify-single-word="false"/>
      <style:text-properties officeooo:paragraph-rsid="00249819"/>
    </style:style>
    <style:style style:name="P24" style:family="paragraph" style:parent-style-name="Standard" style:list-style-name="L8">
      <style:paragraph-properties fo:text-align="start" style:justify-single-word="false"/>
      <style:text-properties officeooo:rsid="00233b7e" officeooo:paragraph-rsid="00233b7e"/>
    </style:style>
    <style:style style:name="P25" style:family="paragraph" style:parent-style-name="Standard" style:list-style-name="L8">
      <style:paragraph-properties fo:text-align="start" style:justify-single-word="false"/>
      <style:text-properties officeooo:rsid="00233b7e" officeooo:paragraph-rsid="00249819"/>
    </style:style>
    <style:style style:name="T1" style:family="text">
      <style:text-properties style:use-window-font-color="true"/>
    </style:style>
    <style:style style:name="T2" style:family="text">
      <style:text-properties style:use-window-font-color="true" officeooo:rsid="00153084"/>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officeooo:rsid="0018b63f" style:font-weight-asian="normal" style:font-weight-complex="normal"/>
    </style:style>
    <style:style style:name="T5" style:family="text">
      <style:text-properties style:use-window-font-color="true" fo:font-weight="normal" officeooo:rsid="00222063" style:font-weight-asian="normal" style:font-weight-complex="normal"/>
    </style:style>
    <style:style style:name="T6" style:family="text">
      <style:text-properties style:use-window-font-color="true" officeooo:rsid="0018b63f"/>
    </style:style>
    <style:style style:name="T7" style:family="text">
      <style:text-properties fo:font-weight="normal" style:font-weight-asian="normal" style:font-weight-complex="normal"/>
    </style:style>
    <style:style style:name="T8" style:family="text">
      <style:text-properties officeooo:rsid="00222063"/>
    </style:style>
    <style:style style:name="T9" style:family="text">
      <style:text-properties officeooo:rsid="00233b7e"/>
    </style:style>
    <style:style style:name="T10" style:family="text">
      <style:text-properties officeooo:rsid="002498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Framework</text:p>
      <text:p text:style-name="P1"/>
      <text:list xml:id="list2193292447" text:style-name="L1">
        <text:list-item>
          <text:p text:style-name="P4">Overview</text:p>
          <text:list>
            <text:list-item>
              <text:p text:style-name="P12">The Spring Framework is an open-source application framework for Java. The framework is designed to help developers build robust, scalable, and maintainable applications by providing a wide range of features and functionalities. <text:s/>The Spring Framework is based on the principles of dependency injection (DI) and aspect-oriented programming (AOP). Dependency injection is a technique for decoupling components in an application by providing them with the dependencies they need through constructor injection, setter injection, or method injection. AOP is a technique for modularizing cross-cutting concerns such as logging, transaction management, and security into reusable modules.</text:p>
            </text:list-item>
          </text:list>
        </text:list-item>
      </text:list>
      <text:p text:style-name="P2"/>
      <text:list xml:id="list2875736384" text:style-name="L2">
        <text:list-item>
          <text:p text:style-name="P5">Dependency Injection</text:p>
          <text:list>
            <text:list-item>
              <text:p text:style-name="P13">Dependency Injection (DI) is a technique used in software engineering to create loosely coupled and modular code. In a traditional object-oriented programming approach, objects create and manage their own dependencies or collaborators. This creates tight coupling between the objects, making it difficult to maintain and test the code. <text:s/></text:p>
            </text:list-item>
            <text:list-item>
              <text:p text:style-name="P13">Dependency Injection, on the other hand, is a technique where an object's dependencies are provided to it by an external entity, usually a framework or a container. This external entity is responsible for creating the object and injecting its dependencies, hence the name Dependency Injection.</text:p>
            </text:list-item>
            <text:list-item>
              <text:p text:style-name="P13"><text:s/>There are three types of Dependency Injection: <text:s text:c="5"/></text:p>
              <text:list>
                <text:list-item>
                  <text:p text:style-name="P13">Constructor Injection: The dependencies are injected through a constructor. The IoC container creates an instance of the object by calling its constructor with the required dependencies. <text:s text:c="5"/></text:p>
                </text:list-item>
                <text:list-item>
                  <text:p text:style-name="P13">Setter Injection: The dependencies are injected through a setter method. The IoC container creates an instance of the object and then calls its setter methods to inject the dependencies. <text:s text:c="5"/></text:p>
                </text:list-item>
                <text:list-item>
                  <text:p text:style-name="P13">Method Injection: The dependencies are injected through a method. The IoC container creates an instance of the object and then calls a special method to inject the dependencies.</text:p>
                </text:list-item>
              </text:list>
            </text:list-item>
          </text:list>
        </text:list-item>
      </text:list>
      <text:p text:style-name="P2"/>
      <text:list xml:id="list2370349735" text:style-name="L3">
        <text:list-item>
          <text:p text:style-name="P18"><text:span text:style-name="T2">S</text:span><text:span text:style-name="T1">pring Modules</text:span></text:p>
          <text:list>
            <text:list-item>
              <text:p text:style-name="P14">Core Container: This provides the fundamental components, including the Inversion of Control (IoC) container, which manages object creation and provides dependency injection, and the Spring Expression Language (SpEL), which is a powerful expression language for querying and manipulating objects. <text:s text:c="5"/></text:p>
            </text:list-item>
            <text:list-item>
              <text:p text:style-name="P14">Data Access/Integration: This module provides integration with various data sources, including databases, NoSQL data stores, and message brokers. It includes the JDBC abstraction layer, which provides a simplified API for working with relational databases, and the Object-Relational Mapping (ORM) support, which includes the Java Persistence API (JPA) and Hibernate integration. <text:s text:c="5"/></text:p>
            </text:list-item>
            <text:list-item>
              <text:p text:style-name="P14">Web: This module provides the necessary components for building web applications, including the Spring MVC (Model-View-Controller) framework, which is a powerful and flexible web framework, and Spring WebFlux, which is a reactive web framework. <text:s text:c="5"/></text:p>
            </text:list-item>
            <text:list-item>
              <text:p text:style-name="P14">AOP and Instrumentation: This module provides support for Aspect-Oriented Programming (AOP), which is a programming paradigm that allows developers to modularize cross-cutting concerns, such as security, logging, and transaction management. The module also provides support for instrumentation, which is the ability to modify or augment the behavior of a running application. <text:s text:c="5"/></text:p>
            </text:list-item>
            <text:list-item>
              <text:p text:style-name="P14"><text:soft-page-break/>Test: This module provides support for testing Spring applications, including the Spring TestContext Framework, which is a powerful and flexible testing framework that provides integration with popular testing frameworks like JUnit and TestNG. <text:s text:c="5"/></text:p>
            </text:list-item>
            <text:list-item>
              <text:p text:style-name="P14">Messaging: This module provides support for building messaging applications, including the Spring Integration framework, which provides a powerful and flexible framework for building enterprise integration solutions. <text:s text:c="5"/></text:p>
            </text:list-item>
            <text:list-item>
              <text:p text:style-name="P14">Security: This module provides support for securing Spring applications, including authentication, authorization, and encryption. It includes the Spring Security framework, which is a powerful and flexible security framework that provides integration with popular security protocols and frameworks like OAuth2, OpenID Connect, and SAML.</text:p>
            </text:list-item>
          </text:list>
        </text:list-item>
      </text:list>
      <text:p text:style-name="P3"/>
      <text:list xml:id="list1738409538" text:style-name="L4">
        <text:list-item>
          <text:p text:style-name="P6">Inversion Of Control</text:p>
          <text:list>
            <text:list-item>
              <text:p text:style-name="P15">The IoC container is responsible for managing the lifecycle of objects and for providing dependency injection, which is the process of injecting dependencies (e.g. other objects or resources) into a target object. The IoC container makes it easier to manage object dependencies and helps to reduce coupling between objects. <text:s/></text:p>
            </text:list-item>
            <text:list-item>
              <text:p text:style-name="P15">The Spring IoC container is a powerful and flexible implementation of the IoC pattern. It manages objects known as beans, which are objects that are instantiated, assembled, and otherwise managed by the container. Beans can be defined in XML configuration files or in Java code, and the container is responsible for instantiating and managing these beans. The container creates objects by either instantiating them directly or by calling a factory method to create them. Once the object is created, the container sets any necessary properties or dependencies on the object. This can be done through constructor injection or property injection. </text:p>
            </text:list-item>
            <text:list-item>
              <text:p text:style-name="P15">Constructor injection involves passing dependencies through the object's constructor, while property injection involves setting the object's properties after it has been created. The container can also manage the lifecycle of objects by calling initialization and destruction methods. Initialization methods are called after the object has been created and all dependencies have been set. Destruction methods are called when the object is no longer needed.</text:p>
            </text:list-item>
          </text:list>
        </text:list-item>
      </text:list>
      <text:p text:style-name="P3"/>
      <text:list xml:id="list2837470558" text:style-name="L5">
        <text:list-item>
          <text:p text:style-name="P7">Beans injection in xml</text:p>
          <text:list>
            <text:list-item>
              <text:p text:style-name="P16">Using traditional method</text:p>
              <text:p text:style-name="P16">&lt;bean id="myBean" class="com.example.MyBean"&gt; <text:s text:c="3"/></text:p>
              <text:p text:style-name="P16">&lt;property name="name" value="John"/&gt; <text:s text:c="3"/></text:p>
              <text:p text:style-name="P16">&lt;property name="age" value="30"/&gt; </text:p>
              <text:p text:style-name="P16">&lt;/bean&gt; </text:p>
            </text:list-item>
            <text:list-item>
              <text:p text:style-name="P16">Using p schema</text:p>
              <text:p text:style-name="P16">&lt;bean id="myBean" class="com.example.MyBean"&gt; <text:s text:c="3"/></text:p>
              <text:p text:style-name="P16">&lt;property name="person"&gt; <text:s text:c="6"/></text:p>
              <text:p text:style-name="P16">&lt;bean class="com.example.Person" p:name="John" p:age="30"/&gt; <text:s text:c="3"/></text:p>
              <text:p text:style-name="P16">&lt;/property&gt; </text:p>
              <text:p text:style-name="P16">&lt;/bean&gt; </text:p>
            </text:list-item>
            <text:list-item>
              <text:p text:style-name="P16">Injecting list, set, maps and props</text:p>
              <text:p text:style-name="P16">&lt;bean id="myBean" class="com.example.MyBean"&gt; <text:s text:c="3"/></text:p>
              <text:p text:style-name="P16">&lt;property name="myList"&gt; <text:s text:c="6"/></text:p>
              <text:p text:style-name="P16">&lt;list&gt; <text:s text:c="9"/></text:p>
              <text:p text:style-name="P16">&lt;value&gt;item1&lt;/value&gt; <text:s text:c="9"/></text:p>
              <text:p text:style-name="P16">&lt;value&gt;item2&lt;/value&gt; <text:s text:c="9"/></text:p>
              <text:p text:style-name="P16">&lt;value&gt;item3&lt;/value&gt; <text:s text:c="6"/></text:p>
              <text:p text:style-name="P16">&lt;/list&gt; <text:s text:c="3"/></text:p>
              <text:p text:style-name="P16">&lt;/property&gt; &lt;/bean&gt; </text:p>
            </text:list-item>
            <text:list-item>
              <text:p text:style-name="P17"><text:soft-page-break/>Injecting reference</text:p>
              <text:p text:style-name="P17">&lt;bean id="myBean" class="com.example.MyBean"&gt;</text:p>
              <text:p text:style-name="P17"><text:s text:c="3"/>&lt;property name="myDependency" ref="myDependency"/&gt;</text:p>
              <text:p text:style-name="P17">&lt;/bean&gt;</text:p>
            </text:list-item>
            <text:list-item>
              <text:p text:style-name="P17">Construnctor Injection</text:p>
              <text:p text:style-name="P17">&lt;bean id="customerService" class="com.example.CustomerService"&gt;</text:p>
              <text:p text:style-name="P17"><text:s text:c="4"/>&lt;constructor-arg ref="customerRepository" /&gt;</text:p>
              <text:p text:style-name="P17">&lt;/bean&gt;</text:p>
              <text:p text:style-name="P17"/>
            </text:list-item>
          </text:list>
        </text:list-item>
      </text:list>
      <text:list xml:id="list2014249291" text:style-name="L6">
        <text:list-item>
          <text:p text:style-name="P11">Life Cycle methods of beans</text:p>
        </text:list-item>
      </text:list>
      <text:list xml:id="list3165658947" text:style-name="L7">
        <text:list-item>
          <text:p text:style-name="P8"><text:span text:style-name="T7">Instantiation: Creating an instance of the bean. <text:s text:c="4"/></text:span></text:p>
        </text:list-item>
        <text:list-item>
          <text:p text:style-name="P8"><text:span text:style-name="T7">Population of properties: Setting properties and dependencies on the bean. <text:s text:c="4"/></text:span></text:p>
        </text:list-item>
        <text:list-item>
          <text:p text:style-name="P8"><text:span text:style-name="T7">BeanNameAware: Providing the bean's name. <text:s text:c="4"/></text:span></text:p>
        </text:list-item>
        <text:list-item>
          <text:p text:style-name="P8"><text:span text:style-name="T7">BeanFactoryAware: Providing a reference to the bean factory. <text:s text:c="4"/></text:span></text:p>
        </text:list-item>
        <text:list-item>
          <text:p text:style-name="P8"><text:span text:style-name="T7">ApplicationContextAware: Providing a reference to the application context. <text:s text:c="4"/></text:span></text:p>
        </text:list-item>
        <text:list-item>
          <text:p text:style-name="P8"><text:span text:style-name="T7">Pre-initialization: Custom initialization before the bean is fully initialized. </text:span></text:p>
        </text:list-item>
        <text:list-item>
          <text:p text:style-name="P8"><text:span text:style-name="T7">InitializingBean: Custom initialization after properties are set. <text:s text:c="4"/></text:span></text:p>
        </text:list-item>
        <text:list-item>
          <text:p text:style-name="P8"><text:span text:style-name="T7">Initialization: Custom initialization after properties are set. <text:s text:c="4"/></text:span></text:p>
        </text:list-item>
        <text:list-item>
          <text:p text:style-name="P8"><text:span text:style-name="T7">Post-initialization: Custom post-initialization after the bean is fully initialized. <text:s text:c="4"/></text:span></text:p>
        </text:list-item>
        <text:list-item>
          <text:p text:style-name="P8"><text:span text:style-name="T7">DisposableBean: Custom destruction before the bean is destroyed. <text:s text:c="4"/></text:span></text:p>
        </text:list-item>
        <text:list-item>
          <text:p text:style-name="P8"><text:span text:style-name="T7">Destruction: Custom destruction after the bean is destroyed.</text:span></text:p>
        </text:list-item>
      </text:list>
      <text:p text:style-name="P20"><text:span text:style-name="T4"><text:tab/>Using Interfaces: <text:s text:c="4"/></text:span></text:p>
      <text:p text:style-name="P9"><text:span text:style-name="T7"><text:tab/><text:tab/>a. InitializingBean: The InitializingBean interface has a single method afterPropertiesSet() which gets called after the bean properties have been set. <text:s text:c="4"/></text:span></text:p>
      <text:p text:style-name="P10"><text:span text:style-name="T7"><text:tab/><text:tab/>b. DisposableBean: The DisposableBean interface has a single method destroy() which gets called when the bean is being destroyed. <text:s text:c="5"/></text:span></text:p>
      <text:p text:style-name="P10"><text:span text:style-name="T7"><text:tab/>Using Annotations: <text:s text:c="4"/></text:span></text:p>
      <text:p text:style-name="P21"><text:span text:style-name="T4"><text:tab/><text:tab/>a. @PostConstruct: Th</text:span><text:span text:style-name="T5">is </text:span><text:span text:style-name="T4">annotation is used on a method that needs to be executed after dependency injection is done to perform any initialization. <text:s text:c="4"/></text:span></text:p>
      <text:p text:style-name="P21"><text:span text:style-name="T4"><text:tab/><text:tab/>b. @PreDestroy: Th</text:span><text:span text:style-name="T5">is</text:span><text:span text:style-name="T4"> annotation is used on a method that needs to be executed before the bean is destroyed. This annotation can be used to release any resources held by the bean.</text:span></text:p>
      <text:p text:style-name="P21"><text:span text:style-name="T4"/></text:p>
      <text:list xml:id="list3742762867" text:style-name="L8">
        <text:list-item>
          <text:p text:style-name="P19"><text:span text:style-name="T6">A</text:span><text:span text:style-name="T1">utowiring</text:span></text:p>
          <text:list>
            <text:list-item>
              <text:p text:style-name="P24">Autowiring is a feature in Spring that automatically injects the dependent objects (beans) into the target bean. To use autowiring in Spring, you need to first annotate the dependent object with one of the following annotations: <text:s text:c="5"/></text:p>
              <text:list>
                <text:list-item>
                  <text:p text:style-name="P24">@Autowired: This annotation can be used to autowire a bean by type. <text:s text:c="5"/></text:p>
                </text:list-item>
                <text:list-item>
                  <text:p text:style-name="P24">@Qualifier: This annotation can be used along with @Autowired to autowire a specific bean by name. <text:s text:c="5"/></text:p>
                </text:list-item>
                <text:list-item>
                  <text:p text:style-name="P24">@Resource: This annotation can be used to autowire a bean by name, type or both. <text:s text:c="5"/></text:p>
                </text:list-item>
                <text:list-item>
                  <text:p text:style-name="P25">@Inject: This annotation can be used to autowire a bean by type, and it's part of the Java Dependency Injection specification (JSR 330). <text:s/></text:p>
                </text:list-item>
                <text:list-item>
                  <text:p text:style-name="P22"><text:span text:style-name="T9">Once you've annotated the dependent object, you need to annotate the target bean with @Component or one of its derivatives, such as @Service, @Repository, or @Controller. This tells Spring to create a bean for the annotated class and manage its life cycle. <text:s/>By default, autowiring is done by type. If multiple beans of the same type are available, Spring throws an exception. To avoid this, you can use @Qualifier to specify the name of the bean you want to autowire. <text:s/>Autowiring can also be done by constructor injection. In this case, you annotate the constructor of the target bean with @Autowired and Spring automatically injects the dependent objects into the constructor parameters. This approach is particularly useful for mandatory dependencies that need to be provided at construction time.</text:span><text:span text:style-name="T10">]</text:span></text:p>
                </text:list-item>
              </text:list>
            </text:list-item>
          </text:list>
        </text:list-item>
      </text:list>
      <text:list xml:id="list748094362" text:style-name="L10">
        <text:list-item>
          <text:p text:style-name="P23"><text:soft-page-break/></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0T15:49:30.472599758</meta:creation-date>
    <dc:date>2023-04-12T11:04:26.943665559</dc:date>
    <meta:editing-duration>PT19H42M16S</meta:editing-duration>
    <meta:editing-cycles>5</meta:editing-cycles>
    <meta:generator>LibreOffice/6.4.7.2$Linux_X86_64 LibreOffice_project/40$Build-2</meta:generator>
    <meta:document-statistic meta:table-count="0" meta:image-count="0" meta:object-count="0" meta:page-count="4" meta:paragraph-count="78" meta:word-count="1333" meta:character-count="9395" meta:non-whitespace-character-count="7951"/>
  </office:meta>
</office:document-meta>
</file>